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8.45cm" fo:min-width="25.7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4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98cm" fo:min-width="0.788cm"/>
    </style:style>
    <style:style style:name="gr12" style:family="graphic" style:parent-style-name="standard">
      <style:graphic-properties draw:textarea-horizontal-align="justify" draw:textarea-vertical-align="middle" draw:auto-grow-height="false" fo:min-height="0.311cm" fo:min-width="0.62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31cm" fo:min-width="0.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5cm" fo:min-width="0.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98cm" fo:min-width="0.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6.15cm" fo:min-width="18.5cm"/>
    </style:style>
    <style:style style:name="gr25" style:family="graphic" style:parent-style-name="standard">
      <style:graphic-properties draw:textarea-horizontal-align="justify" draw:textarea-vertical-align="middle" draw:auto-grow-height="false" fo:min-height="0.198cm" fo:min-width="0.34cm"/>
    </style:style>
    <style:style style:name="gr26" style:family="graphic" style:parent-style-name="objectwithoutfill">
      <style:graphic-properties draw:marker-end="" draw:marker-end-width="0.3cm"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198cm" fo:min-width="1.07cm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1.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6.75cm" fo:min-width="18.5cm"/>
    </style:style>
    <style:style style:name="gr33" style:family="graphic" style:parent-style-name="standard">
      <style:graphic-properties draw:textarea-horizontal-align="justify" draw:textarea-vertical-align="middle" draw:auto-grow-height="false" fo:min-height="0.35cm" fo:min-width="2.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35cm" fo:min-width="2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2cm" svg:height="18.7cm" svg:x="1.5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cm" svg:height="4cm" svg:x="3cm" svg:y="4cm">
          <text:p text:style-name="P2">ALU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7.7cm" svg:y1="5cm" svg:x2="30.6cm" svg:y2="5cm">
          <text:p/>
        </draw:line>
        <draw:frame draw:style-name="gr4" draw:text-style-name="P4" draw:layer="layout" svg:width="2.178cm" svg:height="0.645cm" svg:x="27.8cm" svg:y="4.4cm">
          <draw:text-box>
            <text:p><text:span text:style-name="T1">mem</text:span><text:span text:style-name="T1">_addr</text:span></text:p>
          </draw:text-box>
        </draw:frame>
        <draw:line draw:style-name="gr3" draw:text-style-name="P3" draw:layer="layout" svg:x1="0.4cm" svg:y1="2.003cm" svg:x2="30.6cm" svg:y2="2.003cm">
          <text:p/>
        </draw:line>
        <draw:frame draw:style-name="gr5" draw:text-style-name="P4" draw:layer="layout" svg:width="2.725cm" svg:height="0.645cm" svg:x="27.6cm" svg:y="1.432cm">
          <draw:text-box>
            <text:p><text:span text:style-name="T1">mem</text:span><text:span text:style-name="T1">_wr_</text:span><text:span text:style-name="T1">data</text:span></text:p>
          </draw:text-box>
        </draw:frame>
        <draw:line draw:style-name="gr3" draw:text-style-name="P3" draw:layer="layout" svg:x1="0.4cm" svg:y1="3.003cm" svg:x2="30.6cm" svg:y2="3.003cm">
          <text:p/>
        </draw:line>
        <draw:frame draw:style-name="gr6" draw:text-style-name="P4" draw:layer="layout" svg:width="1.924cm" svg:height="0.645cm" svg:x="27.8cm" svg:y="2.403cm">
          <draw:text-box>
            <text:p><text:span text:style-name="T1">mem</text:span><text:span text:style-name="T1">_we</text:span></text:p>
          </draw:text-box>
        </draw:frame>
        <draw:line draw:style-name="gr3" draw:text-style-name="P3" draw:layer="layout" svg:x1="0.4cm" svg:y1="10.503cm" svg:x2="30.6cm" svg:y2="10.503cm">
          <text:p/>
        </draw:line>
        <draw:frame draw:style-name="gr7" draw:text-style-name="P4" draw:layer="layout" svg:width="1.848cm" svg:height="0.645cm" svg:x="27.8cm" svg:y="9.903cm">
          <draw:text-box>
            <text:p><text:span text:style-name="T1">wb_a</text:span><text:span text:style-name="T1">ddr</text:span></text:p>
          </draw:text-box>
        </draw:frame>
        <draw:line draw:style-name="gr3" draw:text-style-name="P3" draw:layer="layout" svg:x1="24.6cm" svg:y1="8.006cm" svg:x2="30.6cm" svg:y2="8.006cm">
          <text:p/>
        </draw:line>
        <draw:frame draw:style-name="gr8" draw:text-style-name="P4" draw:layer="layout" svg:width="1.827cm" svg:height="0.645cm" svg:x="27.8cm" svg:y="7.306cm">
          <draw:text-box>
            <text:p><text:span text:style-name="T1">wb_d</text:span><text:span text:style-name="T1">ata</text:span></text:p>
          </draw:text-box>
        </draw:frame>
        <draw:line draw:style-name="gr3" draw:text-style-name="P3" draw:layer="layout" svg:x1="0.4cm" svg:y1="11.006cm" svg:x2="30.6cm" svg:y2="11.006cm">
          <text:p/>
        </draw:line>
        <draw:frame draw:style-name="gr9" draw:text-style-name="P4" draw:layer="layout" svg:width="1.594cm" svg:height="0.645cm" svg:x="27.8cm" svg:y="10.506cm">
          <draw:text-box>
            <text:p><text:span text:style-name="T1">wb_w</text:span><text:span text:style-name="T1">e</text:span></text:p>
          </draw:text-box>
        </draw:frame>
        <draw:line draw:style-name="gr3" draw:text-style-name="P3" draw:layer="layout" svg:x1="24.6cm" svg:y1="16.206cm" svg:x2="30.6cm" svg:y2="16.2cm">
          <text:p/>
        </draw:line>
        <draw:frame draw:style-name="gr10" draw:text-style-name="P4" draw:layer="layout" svg:width="1.713cm" svg:height="0.645cm" svg:x="27.8cm" svg:y="15.606cm">
          <draw:text-box>
            <text:p><text:span text:style-name="T1">br_en</text:span></text:p>
          </draw:text-box>
        </draw:frame>
        <draw:line draw:style-name="gr3" draw:text-style-name="P3" draw:layer="layout" svg:x1="24.6cm" svg:y1="12.5cm" svg:x2="30.6cm" svg:y2="12.5cm">
          <text:p/>
        </draw:line>
        <draw:frame draw:style-name="gr10" draw:text-style-name="P4" draw:layer="layout" svg:width="1.713cm" svg:height="0.645cm" svg:x="27.8cm" svg:y="11.909cm">
          <draw:text-box>
            <text:p><text:span text:style-name="T1">br_ad</text:span><text:span text:style-name="T1">dr</text:span></text:p>
          </draw:text-box>
        </draw:frame>
        <draw:custom-shape draw:style-name="gr11" draw:text-style-name="P5" draw:layer="layout" svg:width="2.3cm" svg:height="0.8cm" draw:transform="rotate (1.5707963267949) translate (23.8cm 17.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5" draw:layer="layout" svg:width="2cm" svg:height="0.999cm" draw:transform="rotate (1.5707963267949) translate (24.001cm 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6" draw:layer="layout" svg:x1="8cm" svg:y1="5cm" svg:x2="30.6cm" svg:y2="5cm">
          <text:p/>
        </draw:line>
        <draw:line draw:style-name="gr3" draw:text-style-name="P6" draw:layer="layout" svg:x1="20.3cm" svg:y1="7.5cm" svg:x2="24cm" svg:y2="7.5cm">
          <text:p/>
        </draw:line>
        <draw:line draw:style-name="gr13" draw:text-style-name="P6" draw:layer="layout" svg:x1="20.3cm" svg:y1="5cm" svg:x2="20.3cm" svg:y2="7.5cm">
          <text:p/>
        </draw:line>
        <draw:line draw:style-name="gr3" draw:text-style-name="P6" draw:layer="layout" svg:x1="16.3cm" svg:y1="8.5cm" svg:x2="24cm" svg:y2="8.5cm">
          <text:p/>
        </draw:line>
        <draw:custom-shape draw:style-name="gr14" draw:text-style-name="P5" draw:layer="layout" svg:width="2cm" svg:height="1cm" draw:transform="rotate (1.5707963267949) translate (15.5cm 9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6" draw:layer="layout" svg:x1="16cm" svg:y1="6cm" svg:x2="16cm" svg:y2="7.7cm">
          <text:p/>
        </draw:line>
        <draw:line draw:style-name="gr13" draw:text-style-name="P6" draw:layer="layout" svg:x1="16cm" svg:y1="6cm" svg:x2="11.8cm" svg:y2="6cm">
          <text:p/>
        </draw:line>
        <draw:line draw:style-name="gr3" draw:text-style-name="P6" draw:layer="layout" svg:x1="14.4cm" svg:y1="8cm" svg:x2="15.5cm" svg:y2="8cm">
          <text:p/>
        </draw:line>
        <draw:line draw:style-name="gr3" draw:text-style-name="P6" draw:layer="layout" svg:x1="14.4cm" svg:y1="9cm" svg:x2="15.5cm" svg:y2="9cm">
          <text:p/>
        </draw:line>
        <draw:frame draw:style-name="gr15" draw:text-style-name="P4" draw:layer="layout" svg:width="1.162cm" svg:height="0.645cm" svg:x="13.2cm" svg:y="7.755cm">
          <draw:text-box>
            <text:p><text:span text:style-name="T1">32’0</text:span></text:p>
          </draw:text-box>
        </draw:frame>
        <draw:frame draw:style-name="gr15" draw:text-style-name="P4" draw:layer="layout" svg:width="1.162cm" svg:height="0.645cm" svg:x="13.2cm" svg:y="8.556cm">
          <draw:text-box>
            <text:p><text:span text:style-name="T1">32’1</text:span></text:p>
          </draw:text-box>
        </draw:frame>
        <draw:line draw:style-name="gr13" draw:text-style-name="P6" draw:layer="layout" svg:x1="8cm" svg:y1="6cm" svg:x2="12.5cm" svg:y2="6cm">
          <text:p/>
        </draw:line>
        <draw:line draw:style-name="gr13" draw:text-style-name="P6" draw:layer="layout" svg:x1="12.5cm" svg:y1="6cm" svg:x2="12.5cm" svg:y2="15.5cm">
          <text:p/>
        </draw:line>
        <draw:line draw:style-name="gr13" draw:text-style-name="P6" draw:layer="layout" svg:x1="12.5cm" svg:y1="15.5cm" svg:x2="23.8cm" svg:y2="15.5cm">
          <text:p/>
        </draw:line>
        <draw:line draw:style-name="gr13" draw:text-style-name="P6" draw:layer="layout" svg:x1="8cm" svg:y1="6.5cm" svg:x2="12cm" svg:y2="6.5cm">
          <text:p/>
        </draw:line>
        <draw:line draw:style-name="gr13" draw:text-style-name="P6" draw:layer="layout" svg:x1="12cm" svg:y1="6.5cm" svg:x2="12cm" svg:y2="16cm">
          <text:p/>
        </draw:line>
        <draw:line draw:style-name="gr13" draw:text-style-name="P6" draw:layer="layout" svg:x1="12cm" svg:y1="16cm" svg:x2="23.8cm" svg:y2="16cm">
          <text:p/>
        </draw:line>
        <draw:line draw:style-name="gr13" draw:text-style-name="P6" draw:layer="layout" svg:x1="8cm" svg:y1="7cm" svg:x2="11.5cm" svg:y2="7cm">
          <text:p/>
        </draw:line>
        <draw:line draw:style-name="gr13" draw:text-style-name="P6" draw:layer="layout" svg:x1="11.5cm" svg:y1="7cm" svg:x2="11.5cm" svg:y2="16.5cm">
          <text:p/>
        </draw:line>
        <draw:line draw:style-name="gr13" draw:text-style-name="P6" draw:layer="layout" svg:x1="11.5cm" svg:y1="16.5cm" svg:x2="23.8cm" svg:y2="16.5cm">
          <text:p/>
        </draw:line>
        <draw:line draw:style-name="gr13" draw:text-style-name="P6" draw:layer="layout" svg:x1="8cm" svg:y1="7.5cm" svg:x2="11cm" svg:y2="7.5cm">
          <text:p/>
        </draw:line>
        <draw:line draw:style-name="gr13" draw:text-style-name="P6" draw:layer="layout" svg:x1="11cm" svg:y1="7.5cm" svg:x2="11cm" svg:y2="17cm">
          <text:p/>
        </draw:line>
        <draw:line draw:style-name="gr13" draw:text-style-name="P6" draw:layer="layout" svg:x1="11cm" svg:y1="17cm" svg:x2="23.8cm" svg:y2="17cm">
          <text:p/>
        </draw:line>
        <draw:custom-shape draw:style-name="gr16" draw:text-style-name="P2" draw:layer="layout" svg:width="0.7cm" svg:height="0.6cm" svg:x="25cm" svg:y="15.9cm">
          <text:p text:style-name="P2">&amp;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0.3cm" svg:y1="18cm" svg:x2="25.4cm" svg:y2="18cm">
          <text:p/>
        </draw:line>
        <draw:line draw:style-name="gr3" draw:text-style-name="P6" draw:layer="layout" svg:x1="25.4cm" svg:y1="18cm" svg:x2="25.4cm" svg:y2="16.5cm">
          <text:p/>
        </draw:line>
        <draw:line draw:style-name="gr13" draw:text-style-name="P6" draw:layer="layout" svg:x1="24.175cm" svg:y1="14.6cm" svg:x2="0.4cm" svg:y2="14.6cm">
          <text:p/>
        </draw:line>
        <draw:line draw:style-name="gr3" draw:text-style-name="P6" draw:layer="layout" svg:x1="24.175cm" svg:y1="14.6cm" svg:x2="24.175cm" svg:y2="15.5cm">
          <text:p/>
        </draw:line>
        <draw:line draw:style-name="gr13" draw:text-style-name="P6" draw:layer="layout" svg:x1="24.5cm" svg:y1="10cm" svg:x2="0.401cm" svg:y2="10cm">
          <text:p/>
        </draw:line>
        <draw:line draw:style-name="gr3" draw:text-style-name="P6" draw:layer="layout" svg:x1="24.5cm" svg:y1="10cm" svg:x2="24.5cm" svg:y2="8.8cm">
          <text:p/>
        </draw:line>
        <draw:custom-shape draw:style-name="gr17" draw:text-style-name="P5" draw:layer="layout" svg:width="2cm" svg:height="0.8cm" draw:transform="rotate (1.5707963267949) translate (23.802cm 13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0.3cm" svg:y1="12cm" svg:x2="23.801cm" svg:y2="12cm">
          <text:p/>
        </draw:line>
        <draw:line draw:style-name="gr3" draw:text-style-name="P6" draw:layer="layout" svg:x1="17.7cm" svg:y1="12.975cm" svg:x2="23.801cm" svg:y2="12.975cm">
          <text:p/>
        </draw:line>
        <draw:line draw:style-name="gr13" draw:text-style-name="P6" draw:layer="layout" svg:x1="17.701cm" svg:y1="5cm" svg:x2="17.701cm" svg:y2="13cm">
          <text:p/>
        </draw:line>
        <draw:line draw:style-name="gr3" draw:text-style-name="P6" draw:layer="layout" svg:x1="24.201cm" svg:y1="14cm" svg:x2="24.2cm" svg:y2="13.2cm">
          <text:p/>
        </draw:line>
        <draw:frame draw:style-name="gr18" draw:text-style-name="P4" draw:layer="layout" svg:width="1.1cm" svg:height="0.645cm" svg:x="8.1cm" svg:y="5.957cm">
          <draw:text-box>
            <text:p><text:span text:style-name="T1">ge</text:span></text:p>
          </draw:text-box>
        </draw:frame>
        <draw:frame draw:style-name="gr18" draw:text-style-name="P4" draw:layer="layout" svg:width="1.1cm" svg:height="0.645cm" svg:x="8.1cm" svg:y="5.358cm">
          <draw:text-box>
            <text:p><text:span text:style-name="T1">lt</text:span></text:p>
          </draw:text-box>
        </draw:frame>
        <draw:frame draw:style-name="gr18" draw:text-style-name="P4" draw:layer="layout" svg:width="1.1cm" svg:height="0.645cm" svg:x="8.1cm" svg:y="6.459cm">
          <draw:text-box>
            <text:p><text:span text:style-name="T1">ne</text:span></text:p>
          </draw:text-box>
        </draw:frame>
        <draw:frame draw:style-name="gr18" draw:text-style-name="P4" draw:layer="layout" svg:width="1.1cm" svg:height="0.645cm" svg:x="8.1cm" svg:y="6.96cm">
          <draw:text-box>
            <text:p><text:span text:style-name="T1">uq</text:span></text:p>
          </draw:text-box>
        </draw:frame>
        <draw:line draw:style-name="gr3" draw:text-style-name="P6" draw:layer="layout" svg:x1="0.4cm" svg:y1="7cm" svg:x2="3cm" svg:y2="7cm">
          <text:p/>
        </draw:line>
        <draw:line draw:style-name="gr3" draw:text-style-name="P6" draw:layer="layout" svg:x1="0.4cm" svg:y1="5cm" svg:x2="3cm" svg:y2="5cm">
          <text:p/>
        </draw:line>
        <draw:frame draw:style-name="gr5" draw:text-style-name="P4" draw:layer="layout" svg:width="2.725cm" svg:height="0.645cm" svg:x="-1.199cm" svg:y="1.433cm">
          <draw:text-box>
            <text:p><text:span text:style-name="T1">mem</text:span><text:span text:style-name="T1">_wr_</text:span><text:span text:style-name="T1">data</text:span></text:p>
          </draw:text-box>
        </draw:frame>
        <draw:frame draw:style-name="gr6" draw:text-style-name="P4" draw:layer="layout" svg:width="1.924cm" svg:height="0.645cm" svg:x="-0.7cm" svg:y="2.404cm">
          <draw:text-box>
            <text:p><text:span text:style-name="T1">mem</text:span><text:span text:style-name="T1">_we</text:span></text:p>
          </draw:text-box>
        </draw:frame>
        <draw:frame draw:style-name="gr19" draw:text-style-name="P4" draw:layer="layout" svg:width="1.171cm" svg:height="0.645cm" svg:x="0.1cm" svg:y="4.405cm">
          <draw:text-box>
            <text:p><text:span text:style-name="T1">src1</text:span></text:p>
          </draw:text-box>
        </draw:frame>
        <draw:frame draw:style-name="gr19" draw:text-style-name="P4" draw:layer="layout" svg:width="1.171cm" svg:height="0.645cm" svg:x="0.101cm" svg:y="6.406cm">
          <draw:text-box>
            <text:p><text:span text:style-name="T1">src2</text:span></text:p>
          </draw:text-box>
        </draw:frame>
        <draw:frame draw:style-name="gr9" draw:text-style-name="P4" draw:layer="layout" svg:width="1.594cm" svg:height="0.645cm" svg:x="0.102cm" svg:y="8.407cm">
          <draw:text-box>
            <text:p><text:span text:style-name="T1">wb_s</text:span><text:span text:style-name="T1">el</text:span></text:p>
          </draw:text-box>
        </draw:frame>
        <draw:frame draw:style-name="gr7" draw:text-style-name="P4" draw:layer="layout" svg:width="1.848cm" svg:height="0.645cm" svg:x="-0.198cm" svg:y="10.208cm">
          <draw:text-box>
            <text:p><text:span text:style-name="T1">wb_a</text:span><text:span text:style-name="T1">ddr</text:span></text:p>
          </draw:text-box>
        </draw:frame>
        <draw:frame draw:style-name="gr9" draw:text-style-name="P4" draw:layer="layout" svg:width="1.594cm" svg:height="0.645cm" svg:x="0.006cm" svg:y="10.755cm">
          <draw:text-box>
            <text:p><text:span text:style-name="T1">wb_w</text:span><text:span text:style-name="T1">e</text:span></text:p>
          </draw:text-box>
        </draw:frame>
        <draw:frame draw:style-name="gr19" draw:text-style-name="P4" draw:layer="layout" svg:width="1.171cm" svg:height="0.645cm" svg:x="0.102cm" svg:y="11.408cm">
          <draw:text-box>
            <text:p><text:span text:style-name="T1">imm</text:span></text:p>
          </draw:text-box>
        </draw:frame>
        <draw:frame draw:style-name="gr20" draw:text-style-name="P4" draw:layer="layout" svg:width="1.459cm" svg:height="0.645cm" svg:x="0.103cm" svg:y="14.009cm">
          <draw:text-box>
            <text:p><text:span text:style-name="T1">br_se</text:span><text:span text:style-name="T1">l</text:span></text:p>
          </draw:text-box>
        </draw:frame>
        <draw:frame draw:style-name="gr21" draw:text-style-name="P4" draw:layer="layout" svg:width="1.399cm" svg:height="0.645cm" svg:x="0.104cm" svg:y="17.51cm">
          <draw:text-box>
            <text:p><text:span text:style-name="T1">br_en</text:span></text:p>
          </draw:text-box>
        </draw:frame>
        <draw:line draw:style-name="gr13" draw:text-style-name="P3" draw:layer="layout" svg:x1="24.176cm" svg:y1="14.001cm" svg:x2="0.401cm" svg:y2="14.001cm">
          <text:p/>
        </draw:line>
        <draw:frame draw:style-name="gr20" draw:text-style-name="P4" draw:layer="layout" svg:width="1.459cm" svg:height="0.645cm" svg:x="0.104cm" svg:y="13.51cm">
          <draw:text-box>
            <text:p><text:span text:style-name="T1">br_se</text:span><text:span text:style-name="T1">l</text:span></text:p>
          </draw:text-box>
        </draw:frame>
        <draw:line draw:style-name="gr3" draw:text-style-name="P3" draw:layer="layout" svg:x1="0.401cm" svg:y1="19.001cm" svg:x2="28.7cm" svg:y2="19.002cm">
          <text:p/>
        </draw:line>
        <draw:frame draw:style-name="gr4" draw:text-style-name="P4" draw:layer="layout" svg:width="2.178cm" svg:height="0.645cm" svg:x="-0.499cm" svg:y="18.503cm">
          <draw:text-box>
            <text:p><text:span text:style-name="T1">load_</text:span><text:span text:style-name="T1">type</text:span></text:p>
          </draw:text-box>
        </draw:frame>
        <draw:frame draw:style-name="gr22" draw:text-style-name="P4" draw:layer="layout" svg:width="2.534cm" svg:height="0.645cm" svg:x="-0.998cm" svg:y="19.009cm">
          <draw:text-box>
            <text:p><text:span text:style-name="T1">wb_</text:span><text:span text:style-name="T1">mem</text:span><text:span text:style-name="T1">-res</text:span></text:p>
          </draw:text-box>
        </draw:frame>
        <draw:line draw:style-name="gr3" draw:text-style-name="P3" draw:layer="layout" svg:x1="0.401cm" svg:y1="19.502cm" svg:x2="30.6cm" svg:y2="19.5cm">
          <text:p/>
        </draw:line>
        <draw:frame draw:style-name="gr4" draw:text-style-name="P4" draw:layer="layout" svg:width="2.178cm" svg:height="0.645cm" svg:x="27.702cm" svg:y="18.304cm">
          <draw:text-box>
            <text:p><text:span text:style-name="T1">load_</text:span><text:span text:style-name="T1">type</text:span></text:p>
          </draw:text-box>
        </draw:frame>
        <draw:frame draw:style-name="gr22" draw:text-style-name="P4" draw:layer="layout" svg:width="2.534cm" svg:height="0.645cm" svg:x="27.703cm" svg:y="18.91cm">
          <draw:text-box>
            <text:p><text:span text:style-name="T1">wb_</text:span><text:span text:style-name="T1">mem</text:span><text:span text:style-name="T1">-res</text:span></text:p>
          </draw:text-box>
        </draw:frame>
        <draw:line draw:style-name="gr3" draw:text-style-name="P6" draw:layer="layout" svg:x1="5cm" svg:y1="9cm" svg:x2="5cm" svg:y2="8cm">
          <text:p/>
        </draw:line>
        <draw:line draw:style-name="gr13" draw:text-style-name="P6" draw:layer="layout" svg:x1="5cm" svg:y1="9cm" svg:x2="1cm" svg:y2="9cm">
          <text:p/>
        </draw:line>
        <draw:frame draw:style-name="gr23" draw:text-style-name="P4" draw:layer="layout" svg:width="3.499cm" svg:height="0.962cm" svg:x="11.8cm" svg:y="0.038cm">
          <draw:text-box>
            <text:p>EXECUTE</text:p>
          </draw:text-box>
        </draw:frame>
      </draw:page>
      <draw:page draw:name="page2" draw:style-name="dp1" draw:master-page-name="Default">
        <draw:custom-shape draw:style-name="gr24" draw:text-style-name="P1" draw:layer="layout" svg:width="19cm" svg:height="16.4cm" svg:x="5cm" svg:y="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5cm" svg:height="0.8cm" draw:transform="rotate (1.5707963267949) translate (20.5cm 10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" draw:text-style-name="P6" draw:layer="layout" svg:x1="20.9cm" svg:y1="11cm" svg:x2="4cm" svg:y2="11cm">
          <text:p/>
        </draw:line>
        <draw:line draw:style-name="gr26" draw:text-style-name="P3" draw:layer="layout" svg:x1="4cm" svg:y1="7cm" svg:x2="9cm" svg:y2="7cm">
          <text:p/>
        </draw:line>
        <draw:frame draw:style-name="gr4" draw:text-style-name="P4" draw:layer="layout" svg:width="2.178cm" svg:height="0.645cm" svg:x="4.3cm" svg:y="6.501cm">
          <draw:text-box>
            <text:p><text:span text:style-name="T1">mem</text:span><text:span text:style-name="T1">_addr</text:span></text:p>
          </draw:text-box>
        </draw:frame>
        <draw:frame draw:style-name="gr5" draw:text-style-name="P4" draw:layer="layout" svg:width="2.725cm" svg:height="0.645cm" svg:x="4.1cm" svg:y="4.233cm">
          <draw:text-box>
            <text:p><text:span text:style-name="T1">mem</text:span><text:span text:style-name="T1">_wr_</text:span><text:span text:style-name="T1">data</text:span></text:p>
          </draw:text-box>
        </draw:frame>
        <draw:frame draw:style-name="gr6" draw:text-style-name="P4" draw:layer="layout" svg:width="1.924cm" svg:height="0.645cm" svg:x="4.1cm" svg:y="5.404cm">
          <draw:text-box>
            <text:p><text:span text:style-name="T1">mem</text:span><text:span text:style-name="T1">_we</text:span></text:p>
          </draw:text-box>
        </draw:frame>
        <draw:frame draw:style-name="gr7" draw:text-style-name="P4" draw:layer="layout" svg:width="1.848cm" svg:height="0.645cm" svg:x="4.3cm" svg:y="12.304cm">
          <draw:text-box>
            <text:p><text:span text:style-name="T1">wb_a</text:span><text:span text:style-name="T1">ddr</text:span></text:p>
          </draw:text-box>
        </draw:frame>
        <draw:frame draw:style-name="gr8" draw:text-style-name="P4" draw:layer="layout" svg:width="1.827cm" svg:height="0.645cm" svg:x="4.3cm" svg:y="9.407cm">
          <draw:text-box>
            <text:p><text:span text:style-name="T1">wb_d</text:span><text:span text:style-name="T1">ata</text:span></text:p>
          </draw:text-box>
        </draw:frame>
        <draw:frame draw:style-name="gr9" draw:text-style-name="P4" draw:layer="layout" svg:width="1.594cm" svg:height="0.645cm" svg:x="4.3cm" svg:y="13.407cm">
          <draw:text-box>
            <text:p><text:span text:style-name="T1">wb_w</text:span><text:span text:style-name="T1">e</text:span></text:p>
          </draw:text-box>
        </draw:frame>
        <draw:frame draw:style-name="gr10" draw:text-style-name="P4" draw:layer="layout" svg:width="1.713cm" svg:height="0.645cm" svg:x="4.3cm" svg:y="15.407cm">
          <draw:text-box>
            <text:p><text:span text:style-name="T1">br_en</text:span></text:p>
          </draw:text-box>
        </draw:frame>
        <draw:frame draw:style-name="gr10" draw:text-style-name="P4" draw:layer="layout" svg:width="1.713cm" svg:height="0.645cm" svg:x="4.3cm" svg:y="14.41cm">
          <draw:text-box>
            <text:p><text:span text:style-name="T1">br_ad</text:span><text:span text:style-name="T1">dr</text:span></text:p>
          </draw:text-box>
        </draw:frame>
        <draw:line draw:style-name="gr3" draw:text-style-name="P3" draw:layer="layout" svg:x1="4cm" svg:y1="10cm" svg:x2="20.5cm" svg:y2="10.001cm">
          <text:p/>
        </draw:line>
        <draw:line draw:style-name="gr3" draw:text-style-name="P3" draw:layer="layout" svg:x1="4cm" svg:y1="13cm" svg:x2="25cm" svg:y2="13cm">
          <text:p/>
        </draw:line>
        <draw:line draw:style-name="gr3" draw:text-style-name="P3" draw:layer="layout" svg:x1="4cm" svg:y1="14cm" svg:x2="25cm" svg:y2="14cm">
          <text:p/>
        </draw:line>
        <draw:line draw:style-name="gr3" draw:text-style-name="P3" draw:layer="layout" svg:x1="4cm" svg:y1="15cm" svg:x2="25cm" svg:y2="15cm">
          <text:p/>
        </draw:line>
        <draw:line draw:style-name="gr3" draw:text-style-name="P3" draw:layer="layout" svg:x1="4cm" svg:y1="16cm" svg:x2="25cm" svg:y2="15.9cm">
          <text:p/>
        </draw:line>
        <draw:line draw:style-name="gr26" draw:text-style-name="P3" draw:layer="layout" svg:x1="4cm" svg:y1="6cm" svg:x2="8cm" svg:y2="6cm">
          <text:p/>
        </draw:line>
        <draw:line draw:style-name="gr26" draw:text-style-name="P3" draw:layer="layout" svg:x1="4cm" svg:y1="5cm" svg:x2="7cm" svg:y2="5cm">
          <text:p/>
        </draw:line>
        <draw:line draw:style-name="gr3" draw:text-style-name="P6" draw:layer="layout" svg:x1="7cm" svg:y1="5cm" svg:x2="7cm" svg:y2="2cm">
          <text:p/>
        </draw:line>
        <draw:line draw:style-name="gr3" draw:text-style-name="P6" draw:layer="layout" svg:x1="8cm" svg:y1="6cm" svg:x2="8cm" svg:y2="2cm">
          <text:p/>
        </draw:line>
        <draw:line draw:style-name="gr3" draw:text-style-name="P6" draw:layer="layout" svg:x1="9cm" svg:y1="7cm" svg:x2="9cm" svg:y2="2cm">
          <text:p/>
        </draw:line>
        <draw:line draw:style-name="gr26" draw:text-style-name="P6" draw:layer="layout" svg:x1="10cm" svg:y1="2cm" svg:x2="10cm" svg:y2="7.5cm">
          <text:p/>
        </draw:line>
        <draw:line draw:style-name="gr3" draw:text-style-name="P3" draw:layer="layout" svg:x1="10cm" svg:y1="5.5cm" svg:x2="14cm" svg:y2="5.5cm">
          <text:p/>
        </draw:line>
        <draw:line draw:style-name="gr3" draw:text-style-name="P6" draw:layer="layout" svg:x1="20.9cm" svg:y1="11cm" svg:x2="20.9cm" svg:y2="10cm">
          <text:p/>
        </draw:line>
        <draw:line draw:style-name="gr3" draw:text-style-name="P3" draw:layer="layout" svg:x1="10cm" svg:y1="6cm" svg:x2="14cm" svg:y2="6cm">
          <text:p/>
        </draw:line>
        <draw:line draw:style-name="gr3" draw:text-style-name="P3" draw:layer="layout" svg:x1="10cm" svg:y1="6.5cm" svg:x2="14cm" svg:y2="6.5cm">
          <text:p/>
        </draw:line>
        <draw:custom-shape draw:style-name="gr27" draw:text-style-name="P5" draw:layer="layout" svg:width="2.8cm" svg:height="0.8cm" draw:transform="rotate (1.5707963267949) translate (14.001cm 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6" draw:text-style-name="P3" draw:layer="layout" svg:x1="4cm" svg:y1="9cm" svg:x2="14.5cm" svg:y2="9cm">
          <text:p/>
        </draw:line>
        <draw:frame draw:style-name="gr4" draw:text-style-name="P4" draw:layer="layout" svg:width="2.178cm" svg:height="0.645cm" svg:x="4.3cm" svg:y="8.402cm">
          <draw:text-box>
            <text:p><text:span text:style-name="T1">load_</text:span><text:span text:style-name="T1">type</text:span></text:p>
          </draw:text-box>
        </draw:frame>
        <draw:line draw:style-name="gr3" draw:text-style-name="P6" draw:layer="layout" svg:x1="14.5cm" svg:y1="9cm" svg:x2="14.5cm" svg:y2="7.5cm">
          <text:p/>
        </draw:line>
        <draw:custom-shape draw:style-name="gr28" draw:text-style-name="P2" draw:layer="layout" svg:width="2.3cm" svg:height="0.4cm" svg:x="10.5cm" svg:y="5.3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3cm" svg:height="0.4cm" svg:x="10.5cm" svg:y="5.8cm">
          <text:p text:style-name="P2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3cm" svg:height="0.4cm" svg:x="10.5cm" svg:y="6.3cm">
          <text:p text:style-name="P2"><text:span text:style-name="T2">w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776cm" svg:y1="6.505cm" svg:x2="16cm" svg:y2="6.5cm">
          <text:p/>
        </draw:line>
        <draw:line draw:style-name="gr13" draw:text-style-name="P6" draw:layer="layout" svg:x1="16cm" svg:y1="6.5cm" svg:x2="16cm" svg:y2="9cm">
          <text:p/>
        </draw:line>
        <draw:line draw:style-name="gr3" draw:text-style-name="P6" draw:layer="layout" svg:x1="16cm" svg:y1="9cm" svg:x2="20.5cm" svg:y2="9cm">
          <text:p/>
        </draw:line>
        <draw:line draw:style-name="gr3" draw:text-style-name="P6" draw:layer="layout" svg:x1="21.3cm" svg:y1="9.5cm" svg:x2="25cm" svg:y2="9.5cm">
          <text:p/>
        </draw:line>
        <draw:frame draw:style-name="gr22" draw:text-style-name="P4" draw:layer="layout" svg:width="2.534cm" svg:height="0.645cm" svg:x="4.301cm" svg:y="10.508cm">
          <draw:text-box>
            <text:p><text:span text:style-name="T1">wb_s</text:span><text:span text:style-name="T1">els</text:span></text:p>
          </draw:text-box>
        </draw:frame>
        <draw:line draw:style-name="gr26" draw:text-style-name="P6" draw:layer="layout" svg:x1="11cm" svg:y1="2cm" svg:x2="11cm" svg:y2="5cm">
          <text:p/>
        </draw:line>
        <draw:line draw:style-name="gr3" draw:text-style-name="P6" draw:layer="layout" svg:x1="11cm" svg:y1="5cm" svg:x2="25cm" svg:y2="5cm">
          <text:p/>
        </draw:line>
        <draw:frame draw:style-name="gr29" draw:text-style-name="P4" draw:layer="layout" svg:width="2.195cm" svg:height="0.645cm" svg:x="22.8cm" svg:y="4.303cm">
          <draw:text-box>
            <text:p><text:span text:style-name="T1">mem</text:span><text:span text:style-name="T1">_vali</text:span><text:span text:style-name="T1">d</text:span></text:p>
          </draw:text-box>
        </draw:frame>
        <draw:line draw:style-name="gr3" draw:text-style-name="P3" draw:layer="layout" svg:x1="10cm" svg:y1="7cm" svg:x2="14cm" svg:y2="7cm">
          <text:p/>
        </draw:line>
        <draw:custom-shape draw:style-name="gr28" draw:text-style-name="P2" draw:layer="layout" svg:width="2.3cm" svg:height="0.4cm" svg:x="10.5cm" svg:y="6.8cm">
          <text:p text:style-name="P2"><text:span text:style-name="T2">bu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cm" svg:y1="7.5cm" svg:x2="14cm" svg:y2="7.5cm">
          <text:p/>
        </draw:line>
        <draw:custom-shape draw:style-name="gr28" draw:text-style-name="P2" draw:layer="layout" svg:width="2.3cm" svg:height="0.4cm" svg:x="10.5cm" svg:y="7.3cm">
          <text:p text:style-name="P2"><text:span text:style-name="T2">hu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848cm" svg:height="0.645cm" svg:x="22.8cm" svg:y="12.304cm">
          <draw:text-box>
            <text:p><text:span text:style-name="T1">wb_a</text:span><text:span text:style-name="T1">ddr</text:span></text:p>
          </draw:text-box>
        </draw:frame>
        <draw:frame draw:style-name="gr9" draw:text-style-name="P4" draw:layer="layout" svg:width="1.594cm" svg:height="0.645cm" svg:x="22.8cm" svg:y="13.407cm">
          <draw:text-box>
            <text:p><text:span text:style-name="T1">wb_w</text:span><text:span text:style-name="T1">e</text:span></text:p>
          </draw:text-box>
        </draw:frame>
        <draw:frame draw:style-name="gr10" draw:text-style-name="P4" draw:layer="layout" svg:width="1.713cm" svg:height="0.645cm" svg:x="22.8cm" svg:y="15.407cm">
          <draw:text-box>
            <text:p><text:span text:style-name="T1">br_en</text:span></text:p>
          </draw:text-box>
        </draw:frame>
        <draw:frame draw:style-name="gr10" draw:text-style-name="P4" draw:layer="layout" svg:width="1.713cm" svg:height="0.645cm" svg:x="22.8cm" svg:y="14.41cm">
          <draw:text-box>
            <text:p><text:span text:style-name="T1">br_ad</text:span><text:span text:style-name="T1">dr</text:span></text:p>
          </draw:text-box>
        </draw:frame>
        <draw:frame draw:style-name="gr8" draw:text-style-name="P4" draw:layer="layout" svg:width="1.827cm" svg:height="0.645cm" svg:x="22.901cm" svg:y="8.908cm">
          <draw:text-box>
            <text:p><text:span text:style-name="T1">wb_d</text:span><text:span text:style-name="T1">ata</text:span></text:p>
          </draw:text-box>
        </draw:frame>
        <draw:frame draw:style-name="gr30" draw:text-style-name="P4" draw:layer="layout" svg:width="1.984cm" svg:height="0.962cm" svg:x="13.101cm" svg:y="0.038cm">
          <draw:text-box>
            <text:p>MEM</text:p>
          </draw:text-box>
        </draw:frame>
      </draw:page>
      <draw:page draw:name="page3" draw:style-name="dp1" draw:master-page-name="Default">
        <draw:frame draw:style-name="gr31" draw:text-style-name="P4" draw:layer="layout" svg:width="3.216cm" svg:height="0.962cm" svg:x="11.801cm" svg:y="0.038cm">
          <draw:text-box>
            <text:p>DECODE</text:p>
          </draw:text-box>
        </draw:frame>
        <draw:custom-shape draw:style-name="gr32" draw:text-style-name="P1" draw:layer="layout" svg:width="19cm" svg:height="17cm" svg:x="5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cm" svg:y1="4cm" svg:x2="6cm" svg:y2="4cm">
          <text:p/>
        </draw:line>
        <draw:line draw:style-name="gr13" draw:text-style-name="P6" draw:layer="layout" svg:x1="6cm" svg:y1="3cm" svg:x2="6cm" svg:y2="18cm">
          <text:p/>
        </draw:line>
        <draw:custom-shape draw:style-name="gr33" draw:text-style-name="P5" draw:layer="layout" svg:width="3cm" svg:height="0.6cm" svg:x="7cm" svg:y="3.7cm">
          <text:p text:style-name="P5">sext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cm" svg:height="0.6cm" svg:x="7cm" svg:y="4.7cm">
          <text:p text:style-name="P5">sext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3cm" svg:height="0.6cm" svg:x="7cm" svg:y="5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3cm" svg:height="0.6cm" svg:x="7cm" svg:y="6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5T21:47:54.552313046</meta:creation-date>
    <dc:date>2020-03-15T10:36:06.023337503</dc:date>
    <meta:editing-duration>P2DT19H33M20S</meta:editing-duration>
    <meta:editing-cycles>23</meta:editing-cycles>
    <meta:generator>LibreOffice/6.3.4.2$Linux_X86_64 LibreOffice_project/30$Build-2</meta:generator>
    <meta:document-statistic meta:object-count="142"/>
  </office:meta>
</office:document-meta>
</file>